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5DEDA5E48C6B65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svg:stroke-color="#000000" draw:fill="none" draw:fill-color="#ffffff" fo:min-height="8.991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212cm" fo:margin-bottom="0cm" fo:text-align="center" fo:text-indent="0cm" style:text-autospace="none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254cm" fo:margin-bottom="0cm" fo:text-align="center"/>
    </style:style>
    <style:style style:name="P7" style:family="paragraph">
      <style:paragraph-properties fo:margin-top="0.508cm" fo:margin-bottom="0cm" fo:text-align="center"/>
    </style:style>
    <style:style style:name="P8" style:family="paragraph">
      <loext:graphic-properties draw:fill="none" draw:fill-color="#ffffff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40pt" style:language-asian="zh" style:country-asian="CN" style:font-style-asian="normal" style:font-weight-asian="normal" style:font-name-complex="FreeSans" style:font-size-complex="4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10506" style:text-outline="false" style:text-line-through-style="none" style:text-line-through-type="none" style:font-name="Liberation Sans1" fo:font-size="2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28pt" style:language-asian="en" style:country-asian="US" style:font-style-asian="normal" style:font-weight-asian="bold" style:font-name-complex="Arial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49cm" svg:x="0cm" svg:y="0.001cm">
          <draw:image xlink:href="Pictures/10000000000005D6000003495DEDA5E48C6B65D3.png" xlink:type="simple" xlink:show="embed" xlink:actuate="onLoad">
            <text:p/>
          </draw:image>
        </draw:frame>
        <draw:frame draw:style-name="gr2" draw:text-style-name="P8" draw:layer="layout" svg:width="26.256cm" svg:height="9.241cm" svg:x="0.872cm" svg:y="3.255cm">
          <draw:text-box>
            <text:p text:style-name="P2"><text:span text:style-name="T1">A transfiguração de Jesus</text:span></text:p>
            <text:p text:style-name="P3"><text:span text:style-name="T2">(</text:span><text:span text:style-name="T3">Mateus</text:span><text:span text:style-name="T2"> 17.1-13)</text:span></text:p>
            <text:p text:style-name="P4"><text:span text:style-name="T4">_________________</text:span></text:p>
            <text:p text:style-name="P5"><text:span text:style-name="T5">%language%</text:span></text:p>
            <text:p text:style-name="P6"><text:span text:style-name="T6">[%lang-code%]</text:span></text:p>
            <text:p text:style-name="P7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4:54:32.094718927</meta:creation-date>
    <dc:date>2018-10-30T14:37:09.415000000</dc:date>
    <meta:editing-duration>PT2H13M22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